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style:font-name="Brix Slab Regular"/>
    </style:style>
    <style:style style:name="P2" style:family="paragraph" style:parent-style-name="Heading_20_3">
      <style:text-properties style:font-name="Brix Slab Regular"/>
    </style:style>
    <style:style style:name="P3" style:family="paragraph" style:parent-style-name="Heading_20_4">
      <style:text-properties style:font-name="Brix Slab Regular"/>
    </style:style>
    <style:style style:name="P4" style:family="paragraph" style:parent-style-name="Heading_20_5">
      <style:text-properties style:font-name="Brix Slab Regular"/>
    </style:style>
    <style:style style:name="P5" style:family="paragraph" style:parent-style-name="Standard">
      <style:text-properties style:font-name="Brix Slab Regular"/>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3">
      <style:text-properties style:font-name="Brix Slab Regular"/>
    </style:style>
    <style:style style:name="T1" style:family="text">
      <style:text-properties style:font-name="Brix Slab Regular"/>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3">Datenblatt für die senseBox MCU S2</text:h>
      <text:h text:style-name="P3" text:outline-level="4">Allgemeine Informationen</text:h>
      <text:list xml:id="list2080070649" text:style-name="L1">
        <text:list-item>
          <text:p text:style-name="P7"><text:span text:style-name="Strong_20_Emphasis"><text:span text:style-name="T1">Modell:</text:span></text:span><text:span text:style-name="T1"> senseBox MCU S2</text:span></text:p>
        </text:list-item>
        <text:list-item>
          <text:p text:style-name="P7"><text:span text:style-name="Strong_20_Emphasis"><text:span text:style-name="T1">Hersteller:</text:span></text:span><text:span text:style-name="T1"> senseBox</text:span></text:p>
        </text:list-item>
        <text:list-item>
          <text:p text:style-name="P7"><text:span text:style-name="Strong_20_Emphasis"><text:span text:style-name="T1">Plattform:</text:span></text:span><text:span text:style-name="T1"> ESP32-basierte Entwicklung, Arduino-kompatibel</text:span></text:p>
        </text:list-item>
        <text:list-item>
          <text:p text:style-name="P6"><text:span text:style-name="Strong_20_Emphasis"><text:span text:style-name="T1">Einsatzbereiche:</text:span></text:span><text:span text:style-name="T1"> Internet of Things (IoT), Umweltüberwachung, Bildung, Forschung, drahtlose Kommunikationsprojekte</text:span></text:p>
        </text:list-item>
      </text:list>
      <text:h text:style-name="P3" text:outline-level="4">Technische Spezifikationen</text:h>
      <text:h text:style-name="P4" text:outline-level="5">Mikrocontroller</text:h>
      <text:list xml:id="list3421135218" text:style-name="L2">
        <text:list-item>
          <text:p text:style-name="P9"><text:span text:style-name="Strong_20_Emphasis"><text:span text:style-name="T1">Prozessor:</text:span></text:span><text:span text:style-name="T1"> ESP32 (Xtensa LX6 Dual-Core)</text:span></text:p>
        </text:list-item>
        <text:list-item>
          <text:p text:style-name="P9"><text:span text:style-name="Strong_20_Emphasis"><text:span text:style-name="T1">Architektur:</text:span></text:span><text:span text:style-name="T1"> 32-Bit</text:span></text:p>
        </text:list-item>
        <text:list-item>
          <text:p text:style-name="P9"><text:span text:style-name="Strong_20_Emphasis"><text:span text:style-name="T1">Taktfrequenz:</text:span></text:span><text:span text:style-name="T1"> Bis zu 240 MHz</text:span></text:p>
        </text:list-item>
        <text:list-item>
          <text:p text:style-name="P9"><text:span text:style-name="Strong_20_Emphasis"><text:span text:style-name="T1">Flash-Speicher:</text:span></text:span><text:span text:style-name="T1"> 4 MB</text:span></text:p>
        </text:list-item>
        <text:list-item>
          <text:p text:style-name="P9"><text:span text:style-name="Strong_20_Emphasis"><text:span text:style-name="T1">SRAM:</text:span></text:span><text:span text:style-name="T1"> 520 KB</text:span></text:p>
        </text:list-item>
        <text:list-item>
          <text:p text:style-name="P8"><text:span text:style-name="Strong_20_Emphasis"><text:span text:style-name="T1">EEPROM:</text:span></text:span><text:span text:style-name="T1"> Emuliert im Flash-Speicher</text:span></text:p>
        </text:list-item>
      </text:list>
      <text:h text:style-name="P4" text:outline-level="5">Stromversorgung</text:h>
      <text:list xml:id="list957235753" text:style-name="L3">
        <text:list-item>
          <text:p text:style-name="P10"><text:span text:style-name="Strong_20_Emphasis"><text:span text:style-name="T1">Betriebsspannung:</text:span></text:span><text:span text:style-name="T1"> 5V</text:span></text:p>
        </text:list-item>
        <text:list-item>
          <text:p text:style-name="P10"><text:span text:style-name="Strong_20_Emphasis"><text:span text:style-name="T1">Stromversorgung:</text:span></text:span></text:p>
          <text:list>
            <text:list-item>
              <text:p text:style-name="P10"><text:span text:style-name="Strong_20_Emphasis"><text:span text:style-name="T1">USB:</text:span></text:span><text:span text:style-name="T1"> 5V über USB-C-Anschluss für Programmierung und Stromversorgung</text:span></text:p>
            </text:list-item>
            <text:list-item>
              <text:p text:style-name="P10"><text:span text:style-name="Strong_20_Emphasis"><text:span text:style-name="T1">Extern:</text:span></text:span><text:span text:style-name="T1"> 5V über den VIN-Pin (empfohlene externe Stromquelle: 5V DC)</text:span></text:p>
            </text:list-item>
          </text:list>
        </text:list-item>
        <text:list-item>
          <text:p text:style-name="P10"><text:span text:style-name="Strong_20_Emphasis"><text:span text:style-name="T1">Stromaufnahme:</text:span></text:span></text:p>
          <text:list>
            <text:list-item>
              <text:p text:style-name="P27">Im Durchschnitt ca. 80 mA, abhängig von der aktiven Peripherie und dem Modus (WiFi, Bluetooth)</text:p>
            </text:list-item>
          </text:list>
        </text:list-item>
      </text:list>
      <text:h text:style-name="P4" text:outline-level="5">Kommunikationsschnittstellen</text:h>
      <text:list xml:id="list1811281043" text:style-name="L4">
        <text:list-item>
          <text:p text:style-name="P12"><text:span text:style-name="Strong_20_Emphasis"><text:span text:style-name="T1">WiFi:</text:span></text:span><text:span text:style-name="T1"> IEEE 802.11 b/g/n (integriert)</text:span></text:p>
        </text:list-item>
        <text:list-item>
          <text:p text:style-name="P12"><text:span text:style-name="Strong_20_Emphasis"><text:span text:style-name="T1">Bluetooth:</text:span></text:span><text:span text:style-name="T1"> Bluetooth v4.2 (klassisches Bluetooth und Bluetooth Low Energy)</text:span></text:p>
        </text:list-item>
        <text:list-item>
          <text:p text:style-name="P12"><text:span text:style-name="Strong_20_Emphasis"><text:span text:style-name="T1">Digitale I/O-Pins:</text:span></text:span><text:span text:style-name="T1"> 22</text:span></text:p>
          <text:list>
            <text:list-item>
              <text:p text:style-name="P12"><text:span text:style-name="Strong_20_Emphasis"><text:span text:style-name="T1">PWM-Pins:</text:span></text:span><text:span text:style-name="T1"> Alle digitalen Pins können als PWM-Ausgänge konfiguriert werden</text:span></text:p>
            </text:list-item>
          </text:list>
        </text:list-item>
        <text:list-item>
          <text:p text:style-name="P12"><text:span text:style-name="Strong_20_Emphasis"><text:span text:style-name="T1">Analoge Eingänge:</text:span></text:span><text:span text:style-name="T1"> 6 (12-Bit Auflösung)</text:span></text:p>
          <text:list>
            <text:list-item>
              <text:p text:style-name="P12"><text:span text:style-name="Strong_20_Emphasis"><text:span text:style-name="T1">Analoge Eingangsbereiche:</text:span></text:span><text:span text:style-name="T1"> 0 bis 3.3V</text:span></text:p>
            </text:list-item>
          </text:list>
        </text:list-item>
        <text:list-item>
          <text:p text:style-name="P12"><text:span text:style-name="Strong_20_Emphasis"><text:span text:style-name="T1">Kommunikationsprotokolle:</text:span></text:span></text:p>
          <text:list>
            <text:list-item>
              <text:p text:style-name="P12"><text:span text:style-name="Strong_20_Emphasis"><text:span text:style-name="T1">UART:</text:span></text:span><text:span text:style-name="T1"> 3 serielle Schnittstellen (TX/RX)</text:span></text:p>
            </text:list-item>
            <text:list-item>
              <text:p text:style-name="P12"><text:span text:style-name="Strong_20_Emphasis"><text:span text:style-name="T1">I2C:</text:span></text:span><text:span text:style-name="T1"> 2 Schnittstellen (programmierbar)</text:span></text:p>
            </text:list-item>
            <text:list-item>
              <text:p text:style-name="P12"><text:span text:style-name="Strong_20_Emphasis"><text:span text:style-name="T1">SPI:</text:span></text:span><text:span text:style-name="T1"> 2 Schnittstellen (programmierbar)</text:span></text:p>
            </text:list-item>
          </text:list>
        </text:list-item>
        <text:list-item>
          <text:p text:style-name="P12"><text:span text:style-name="Strong_20_Emphasis"><text:span text:style-name="T1">USB:</text:span></text:span><text:span text:style-name="T1"> USB-C-Anschluss für Programmierung, Datenübertragung und Stromversorgung</text:span></text:p>
        </text:list-item>
        <text:list-item>
          <text:p text:style-name="P11"><text:span text:style-name="Strong_20_Emphasis"><text:span text:style-name="T1">MicroSD-Karten-Slot:</text:span></text:span><text:span text:style-name="T1"> Für externe Datenspeicherung (SDIO-Modus)</text:span></text:p>
        </text:list-item>
      </text:list>
      <text:h text:style-name="P4" text:outline-level="5">Erweiterungsanschlüsse und Sensor-Integration</text:h>
      <text:list xml:id="list1771325251" text:style-name="L5">
        <text:list-item>
          <text:p text:style-name="P14"><text:span text:style-name="Strong_20_Emphasis"><text:span text:style-name="T1">Grove-Steckverbinder:</text:span></text:span><text:span text:style-name="T1"> Mehrere Ports zur einfachen Integration von Grove-Sensoren und -Aktoren</text:span></text:p>
        </text:list-item>
        <text:list-item>
          <text:p text:style-name="P14"><text:soft-page-break/><text:span text:style-name="Strong_20_Emphasis"><text:span text:style-name="T1">Kompatibilität:</text:span></text:span><text:span text:style-name="T1"> Unterstützt viele Standard-Arduino-Shields und Sensoren</text:span></text:p>
        </text:list-item>
        <text:list-item>
          <text:p text:style-name="P13"><text:span text:style-name="Strong_20_Emphasis"><text:span text:style-name="T1">Pin-Kompatibilität:</text:span></text:span><text:span text:style-name="T1"> 3.3V kompatibel (die Pins sind nicht 5V tolerant)</text:span></text:p>
        </text:list-item>
      </text:list>
      <text:h text:style-name="P4" text:outline-level="5">Physische Eigenschaften</text:h>
      <text:list xml:id="list847859198" text:style-name="L6">
        <text:list-item>
          <text:p text:style-name="P16"><text:span text:style-name="Strong_20_Emphasis"><text:span text:style-name="T1">Abmessungen:</text:span></text:span><text:span text:style-name="T1"> 85 mm x 45 mm x 15 mm (L x B x H)</text:span></text:p>
        </text:list-item>
        <text:list-item>
          <text:p text:style-name="P16"><text:span text:style-name="Strong_20_Emphasis"><text:span text:style-name="T1">Gewicht:</text:span></text:span><text:span text:style-name="T1"> Ca. 30 Gramm</text:span></text:p>
        </text:list-item>
        <text:list-item>
          <text:p text:style-name="P16"><text:span text:style-name="Strong_20_Emphasis"><text:span text:style-name="T1">Betriebstemperaturbereich:</text:span></text:span><text:span text:style-name="T1"> -20°C bis 85°C</text:span></text:p>
        </text:list-item>
        <text:list-item>
          <text:p text:style-name="P15"><text:span text:style-name="Strong_20_Emphasis"><text:span text:style-name="T1">Lagerungstemperaturbereich:</text:span></text:span><text:span text:style-name="T1"> -40°C bis 125°C</text:span></text:p>
        </text:list-item>
      </text:list>
      <text:h text:style-name="P4" text:outline-level="5">Eingebettete Funktionen</text:h>
      <text:list xml:id="list4159209782" text:style-name="L7">
        <text:list-item>
          <text:p text:style-name="P18"><text:span text:style-name="Strong_20_Emphasis"><text:span text:style-name="T1">Bootloader:</text:span></text:span><text:span text:style-name="T1"> Arduino-kompatibel, ermöglicht einfache Programmierung über die Arduino-IDE und andere Entwicklungsumgebungen wie ESP-IDF</text:span></text:p>
        </text:list-item>
        <text:list-item>
          <text:p text:style-name="P18"><text:span text:style-name="Strong_20_Emphasis"><text:span text:style-name="T1">ADC:</text:span></text:span><text:span text:style-name="T1"> 12-Bit A/D-Wandler für präzise analoge Messungen</text:span></text:p>
        </text:list-item>
        <text:list-item>
          <text:p text:style-name="P18"><text:span text:style-name="Strong_20_Emphasis"><text:span text:style-name="T1">DAC:</text:span></text:span><text:span text:style-name="T1"> 2 x 8-Bit Digital-Analog-Wandler</text:span></text:p>
        </text:list-item>
        <text:list-item>
          <text:p text:style-name="P18"><text:span text:style-name="Strong_20_Emphasis"><text:span text:style-name="T1">RTC:</text:span></text:span><text:span text:style-name="T1"> Integrierte Echtzeituhr (Real Time Clock) zur Zeitstempelung von Daten</text:span></text:p>
        </text:list-item>
        <text:list-item>
          <text:p text:style-name="P17"><text:span text:style-name="Strong_20_Emphasis"><text:span text:style-name="T1">Low-Power-Modus:</text:span></text:span><text:span text:style-name="T1"> Verschiedene Energiesparmodi, um den Stromverbrauch zu minimieren</text:span></text:p>
        </text:list-item>
      </text:list>
      <text:h text:style-name="P3" text:outline-level="4">Anwendungsbereiche</text:h>
      <text:list xml:id="list3712847056" text:style-name="L8">
        <text:list-item>
          <text:p text:style-name="P20"><text:span text:style-name="Strong_20_Emphasis"><text:span text:style-name="T1">Internet of Things (IoT):</text:span></text:span><text:span text:style-name="T1"> Drahtlose Netzwerkanwendungen, Home Automation, Smart City Projekte</text:span></text:p>
        </text:list-item>
        <text:list-item>
          <text:p text:style-name="P20"><text:span text:style-name="Strong_20_Emphasis"><text:span text:style-name="T1">Umweltüberwachung:</text:span></text:span><text:span text:style-name="T1"> Erfassung und Analyse von Umweltdaten wie Temperatur, Luftfeuchtigkeit, Luftqualität</text:span></text:p>
        </text:list-item>
        <text:list-item>
          <text:p text:style-name="P20"><text:span text:style-name="Strong_20_Emphasis"><text:span text:style-name="T1">Bildung und Forschung:</text:span></text:span><text:span text:style-name="T1"> Ideal für Schulprojekte, Laborexperimente und wissenschaftliche Untersuchungen</text:span></text:p>
        </text:list-item>
        <text:list-item>
          <text:p text:style-name="P19"><text:span text:style-name="Strong_20_Emphasis"><text:span text:style-name="T1">Prototyping und Entwicklung:</text:span></text:span><text:span text:style-name="T1"> Schnell und einfach zu verwenden für die Entwicklung von Elektronik- und Softwareprototypen</text:span></text:p>
        </text:list-item>
      </text:list>
      <text:h text:style-name="P3" text:outline-level="4">Sicherheits- und Nutzungsrichtlinien</text:h>
      <text:list xml:id="list2218202182" text:style-name="L9">
        <text:list-item>
          <text:p text:style-name="P22"><text:span text:style-name="Strong_20_Emphasis"><text:span text:style-name="T1">Elektrische Sicherheit:</text:span></text:span></text:p>
          <text:list>
            <text:list-item>
              <text:p text:style-name="P22"><text:span text:style-name="Strong_20_Emphasis"><text:span text:style-name="T1">Maximale Eingangsspannung:</text:span></text:span><text:span text:style-name="T1"> Vin-Pin nicht über 5V versorgen, da die Pins nur für 3.3V ausgelegt sind</text:span></text:p>
            </text:list-item>
            <text:list-item>
              <text:p text:style-name="P22"><text:span text:style-name="Strong_20_Emphasis"><text:span text:style-name="T1">Kurzschlussvermeidung:</text:span></text:span><text:span text:style-name="T1"> Vorsichtiger Umgang mit den Pins und Verbindungen zur Vermeidung von Kurzschlüssen</text:span></text:p>
            </text:list-item>
          </text:list>
        </text:list-item>
        <text:list-item>
          <text:p text:style-name="P22"><text:span text:style-name="Strong_20_Emphasis"><text:span text:style-name="T1">ESD-Schutz:</text:span></text:span><text:span text:style-name="T1"> Maßnahmen zum Schutz vor elektrostatischen Entladungen ergreifen, insbesondere beim Umgang mit der Platine</text:span></text:p>
        </text:list-item>
        <text:list-item>
          <text:p text:style-name="P21"><text:span text:style-name="Strong_20_Emphasis"><text:span text:style-name="T1">Wärmemanagement:</text:span></text:span><text:span text:style-name="T1"> Bei intensiver Nutzung und hoher Rechenlast für ausreichende Kühlung sorgen</text:span></text:p>
        </text:list-item>
      </text:list>
      <text:h text:style-name="P3" text:outline-level="4">Verpackung und Lieferung</text:h>
      <text:list xml:id="list2627418012" text:style-name="L10">
        <text:list-item>
          <text:p text:style-name="P24"><text:span text:style-name="Strong_20_Emphasis"><text:span text:style-name="T1">Lieferumfang:</text:span></text:span><text:span text:style-name="T1"> senseBox MCU S2-Platine, USB-C-Kabel, Schnellstartanleitung</text:span></text:p>
        </text:list-item>
        <text:list-item>
          <text:p text:style-name="P23"><text:span text:style-name="Strong_20_Emphasis"><text:span text:style-name="T1">Verpackung:</text:span></text:span><text:span text:style-name="T1"> Antistatische Verpackung zum Schutz vor elektrostatischen Entladungen</text:span></text:p>
        </text:list-item>
      </text:list>
      <text:h text:style-name="P3" text:outline-level="4"><text:soft-page-break/>Hinweise und Empfehlungen</text:h>
      <text:list xml:id="list2404868202" text:style-name="L11">
        <text:list-item>
          <text:p text:style-name="P26"><text:span text:style-name="Strong_20_Emphasis"><text:span text:style-name="T1">Software &amp; Programmierung:</text:span></text:span></text:p>
          <text:list>
            <text:list-item>
              <text:p text:style-name="P26"><text:span text:style-name="Strong_20_Emphasis"><text:span text:style-name="T1">Arduino IDE &amp; ESP-IDF:</text:span></text:span><text:span text:style-name="T1"> Unterstützung für Arduino-IDE und ESP-IDF, was eine Vielzahl an Entwicklungsmöglichkeiten bietet</text:span></text:p>
            </text:list-item>
            <text:list-item>
              <text:p text:style-name="P26"><text:span text:style-name="Strong_20_Emphasis"><text:span text:style-name="T1">Online-Ressourcen:</text:span></text:span><text:span text:style-name="T1"> Umfangreiche Dokumentation, Tutorials und Community-Support für die Entwicklung und Fehlersuche</text:span></text:p>
            </text:list-item>
          </text:list>
        </text:list-item>
        <text:list-item>
          <text:p text:style-name="P26"><text:span text:style-name="Strong_20_Emphasis"><text:span text:style-name="T1">Erweiterungsmöglichkeiten:</text:span></text:span></text:p>
          <text:list>
            <text:list-item>
              <text:p text:style-name="P26"><text:span text:style-name="Strong_20_Emphasis"><text:span text:style-name="T1">Sensoren und Module:</text:span></text:span><text:span text:style-name="T1"> Unterstützung für eine breite Palette von Sensoren und Modulen für verschiedene Anwendungen</text:span></text:p>
            </text:list-item>
            <text:list-item>
              <text:p text:style-name="P25"><text:span text:style-name="Strong_20_Emphasis"><text:span text:style-name="T1">Netzwerkintegration:</text:span></text:span><text:span text:style-name="T1"> Einfache Einbindung in WLAN-Netzwerke und Bluetooth-Geräte</text:span></text:p>
            </text:list-item>
          </text:list>
        </text:list-item>
      </text:list>
      <text:p text:style-name="P1"/>
      <text:p text:style-name="Text_20_body"><text:span text:style-name="Strong_20_Emphasis"><text:span text:style-name="T1">Hinweis:</text:span></text:span><text:span text:style-name="T1"> Dieses Datenblatt bietet eine umfassende Übersicht über die technischen Spezifikationen, Funktionen und Anwendungsmöglichkeiten der senseBox MCU S2. Für spezifische Anwendungen und detaillierte technische Informationen wird empfohlen, die vollständige technische Dokumentation sowie die Benutzerhandbücher zu konsultieren.</text:span></text:p>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rix Slab Regular" svg:font-family="'Brix Slab 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0T11:33:51.398663492</meta:creation-date>
    <dc:date>2024-07-30T11:35:22.206569133</dc:date>
    <meta:editing-duration>PT1M32S</meta:editing-duration>
    <meta:editing-cycles>1</meta:editing-cycles>
    <meta:document-statistic meta:table-count="0" meta:image-count="0" meta:object-count="0" meta:page-count="3" meta:paragraph-count="71" meta:word-count="524" meta:character-count="4173" meta:non-whitespace-character-count="3777"/>
    <meta:generator>LibreOffice/7.3.7.2$Linux_X86_64 LibreOffice_project/30$Build-2</meta:generator>
  </office:meta>
</office:document-meta>
</file>